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Normal_32_2" style:data-style-name="N2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6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/>
    </style:style>
    <style:style style:name="ce9" style:family="table-cell" style:parent-style-name="Default" style:data-style-name="N36">
      <style:table-cell-properties fo:border-top="none" fo:border-bottom="none" fo:border-left="thin solid #000000" fo:border-right="thin solid #000000" fo:background-color="transparent"/>
      <style:text-properties fo:color="#000000"/>
    </style:style>
    <style:style style:name="ce10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Percent_32_2" style:data-style-name="N13">
      <style:text-properties fo:color="#000000"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  <style:text-properties fo:color="#000000"/>
    </style:style>
    <style:style style:name="ce13" style:family="table-cell" style:parent-style-name="Default" style:data-style-name="N36">
      <style:table-cell-properties fo:border-top="none" fo:border-bottom="thin solid #000000" fo:border-left="thin solid #000000" fo:border-right="thin solid #000000" fo:background-color="transparent"/>
      <style:text-properties fo:color="#000000"/>
    </style:style>
    <style:style style:name="ce14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15" style:family="table-cell" style:parent-style-name="Normal_32_3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color="#00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/>
    </style:style>
    <style:style style:name="ce19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/>
    </style:style>
    <style:style style:name="ce20" style:family="table-cell" style:parent-style-name="Percent" style:data-style-name="N13">
      <style:table-cell-properties fo:border-top="none" fo:border-bottom="none" fo:border-left="thin solid #000000" fo:border-right="thin solid #000000" fo:background-color="transparent"/>
      <style:text-properties fo:color="#000000"/>
    </style:style>
    <style:style style:name="ce21" style:family="table-cell" style:parent-style-name="Default" style:data-style-name="N0">
      <style:table-cell-properties fo:background-color="transparent"/>
      <style:text-properties fo:color="#000000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/>
    </style:style>
    <style:style style:name="ce23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fo:color="#000000"/>
    </style:style>
    <style:style style:name="ce24" style:family="table-cell" style:parent-style-name="Percent" style:data-style-name="N13">
      <style:table-cell-properties fo:border-top="none" fo:border-bottom="thin solid #000000" fo:border-left="thin solid #000000" fo:border-right="thin solid #000000" fo:background-color="transparent"/>
      <style:text-properties fo:color="#000000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6" style:family="table-cell" style:parent-style-name="Percent_32_2" style:data-style-name="N13">
      <style:text-properties fo:color="#000000" style:font-name="Calibri" style:font-name-asian="Calibri" style:font-name-complex="Calibri" fo:font-size="11pt" style:font-size-asian="11pt" style:font-size-complex="11pt"/>
    </style:style>
    <style:style style:name="ce27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9" style:family="table-cell" style:parent-style-name="Percent_32_2" style:data-style-name="N13">
      <style:table-cell-properties fo:border-top="thin solid #000000" fo:border-bottom="none" fo:border-left="thin solid #000000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30" style:family="table-cell" style:parent-style-name="Percent_32_2" style:data-style-name="N13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31" style:family="table-cell" style:parent-style-name="Percent_32_2" style:data-style-name="N13">
      <style:table-cell-properties fo:border-top="none" fo:border-bottom="thin solid #000000" fo:border-left="thin solid #000000" fo:border-right="thin solid #000000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3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4" style:family="table-cell" style:parent-style-name="Percent_32_2" style:data-style-name="N13">
      <style:table-cell-properties fo:border="thin solid #000000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3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3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7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_32_2" style:data-style-name="N36">
      <style:table-cell-properties fo:border-top="thin solid #ABABAB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0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_32_2" style:data-style-name="N36">
      <style:table-cell-properties fo:border-top="thin solid #ABABAB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3" style:family="table-cell" style:parent-style-name="Normal_32_2" style:data-style-name="N36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Percent_32_2" style:data-style-name="N13">
      <style:table-cell-properties fo:border-top="thin solid #000000" fo:border-bottom="thin solid #000000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Percent_32_2" style:data-style-name="N13">
      <style:table-cell-properties fo:border-top="thin solid #000000" fo:border-bottom="none" fo:border-left="thin solid #000000" fo:border-right="thin solid #000000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46" style:family="table-cell" style:parent-style-name="Percent_32_2" style:data-style-name="N13">
      <style:table-cell-properties fo:border-top="none" fo:border-bottom="none" fo:border-left="thin solid #000000" fo:border-right="thin solid #000000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Percent_32_2" style:data-style-name="N38">
      <style:table-cell-properties fo:border-top="none" fo:border-bottom="none" fo:border-left="thin solid #000000" fo:border-right="thin solid #000000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Percent_32_2" style:data-style-name="N38">
      <style:table-cell-properties fo:border-top="none" fo:border-bottom="thin solid #000000" fo:border-left="thin solid #000000" fo:border-right="thin solid #000000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6">
      <style:table-cell-properties fo:border-top="thin solid #000000" fo:border-bottom="none" fo:border-left="none" fo:border-right="none" fo:background-color="transparen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</style:style>
    <style:style style:name="ce52" style:family="table-cell" style:parent-style-name="Default" style:data-style-name="N36">
      <style:table-cell-properties fo:background-color="transparent"/>
    </style:style>
    <style:style style:name="ce53" style:family="table-cell" style:parent-style-name="Default" style:data-style-name="N0"/>
    <style:style style:name="ce54" style:family="table-cell" style:parent-style-name="Default" style:data-style-name="N0">
      <style:table-cell-properties fo:border-top="none" fo:border-bottom="none" fo:border-left="thin solid #ABABAB" fo:border-right="none" fo:background-color="transparent"/>
    </style:style>
    <style:style style:name="ce55" style:family="table-cell" style:parent-style-name="Percent" style:data-style-name="N13">
      <style:table-cell-properties fo:border-top="none" fo:border-bottom="none" fo:border-left="none" fo:border-right="thin solid #00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58" style:family="table-cell" style:parent-style-name="Percent" style:data-style-name="N38">
      <style:table-cell-properties fo:border-top="none" fo:border-bottom="thin solid #000000" fo:border-left="none" fo:border-right="thin solid #000000"/>
    </style:style>
    <style:style style:name="ce59" style:family="table-cell" style:parent-style-name="Percent_32_2" style:data-style-name="N0">
      <style:table-cell-properties fo:border-top="thin solid #000000" fo:border-bottom="thin solid #000000" fo:border-left="none" fo:border-right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62" style:family="table-cell" style:parent-style-name="Default" style:data-style-name="N36">
      <style:table-cell-properties fo:border-top="none" fo:border-bottom="none" fo:border-left="none" fo:border-right="thin solid #000000" fo:background-color="transparent"/>
      <style:text-properties fo:color="#000000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/>
    </style:style>
    <style:style style:name="ce65" style:family="table-cell" style:parent-style-name="Default" style:data-style-name="N36">
      <style:table-cell-properties fo:border-top="none" fo:border-bottom="thin solid #000000" fo:border-left="none" fo:border-right="thin solid #000000" fo:background-color="transparent"/>
      <style:text-properties fo:color="#000000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Comma_32_3" style:data-style-name="N39">
      <style:text-properties fo:color="#000000" style:font-name="Calibri" style:font-name-asian="Calibri" style:font-name-complex="Calibri" fo:font-size="11pt" style:font-size-asian="11pt" style:font-size-complex="11pt"/>
    </style:style>
    <style:style style:name="ce7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1" style:family="table-cell" style:parent-style-name="Comma_32_3" style:data-style-name="N39">
      <style:table-cell-properties fo:border="thin solid #000000"/>
      <style:text-properties fo:color="#000000" style:font-name="Calibri" style:font-name-asian="Calibri" style:font-name-complex="Calibri" fo:font-size="11pt" style:font-size-asian="11pt" style:font-size-complex="11pt"/>
    </style:style>
    <style:style style:name="ce7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2.51354166666667cm" style:use-optimal-column-width="true"/>
    </style:style>
    <style:style style:name="co4" style:family="table-column">
      <style:table-column-properties fo:break-before="auto" style:column-width="15.2664583333333cm" style:use-optimal-column-width="true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5.82083333333333cm" style:use-optimal-column-width="true"/>
    </style:style>
    <style:style style:name="co7" style:family="table-column">
      <style:table-column-properties fo:break-before="auto" style:column-width="6.40291666666667cm" style:use-optimal-column-width="true"/>
    </style:style>
    <style:style style:name="co8" style:family="table-column">
      <style:table-column-properties fo:break-before="auto" style:column-width="7.381875cm" style:use-optimal-column-width="true"/>
    </style:style>
    <style:style style:name="co9" style:family="table-column">
      <style:table-column-properties fo:break-before="auto" style:column-width="7.46125cm"/>
    </style:style>
    <style:style style:name="co10" style:family="table-column">
      <style:table-column-properties fo:break-before="auto" style:column-width="7.77875cm"/>
    </style:style>
    <style:style style:name="co11" style:family="table-column">
      <style:table-column-properties fo:break-before="auto" style:column-width="2.38125cm" style:use-optimal-column-width="true"/>
    </style:style>
    <style:style style:name="co12" style:family="table-column">
      <style:table-column-properties fo:break-before="auto" style:column-width="8.46666666666667cm"/>
    </style:style>
    <style:style style:name="co13" style:family="table-column">
      <style:table-column-properties fo:break-before="auto" style:column-width="4.28625cm"/>
    </style:style>
    <style:style style:name="co14" style:family="table-column">
      <style:table-column-properties fo:break-before="auto" style:column-width="9.128125cm"/>
    </style:style>
    <style:style style:name="co15" style:family="table-column">
      <style:table-column-properties fo:break-before="auto" style:column-width="3.571875cm" style:use-optimal-column-width="true"/>
    </style:style>
    <style:style style:name="co16" style:family="table-column">
      <style:table-column-properties fo:break-before="auto" style:column-width="3.06916666666667cm" style:use-optimal-column-width="true"/>
    </style:style>
    <style:style style:name="co17" style:family="table-column">
      <style:table-column-properties fo:break-before="auto" style:column-width="3.4925cm" style:use-optimal-column-width="true"/>
    </style:style>
    <style:style style:name="co18" style:family="table-column">
      <style:table-column-properties fo:break-before="auto" style:column-width="1.90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Top 10 humanitarian donors to the Democratic Republic of the Congo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inancial Tracking Service (FTS). Data downloaded 22 June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2">
            <text:p>ECHO: European Commission’s Humanitarian Aid and Civil Protection Department; UK: United Kingdom; US: United States; CHF: Common Humanitarian Fund.</text:p>
          </table:table-cell>
          <table:table-cell table:number-columns-repeated="2" table:style-name="ce3"/>
          <table:table-cell table:number-columns-repeated="16380"/>
        </table:table-row>
        <table:table-row table:number-rows-repeated="4" table:style-name="ro1">
          <table:table-cell table:number-columns-repeated="2" table:style-name="ce2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4"/>
          <table:table-cell table:style-name="ce5">
            <draw:frame xmlns:presentation="urn:oasis:names:tc:opendocument:xmlns:presentation:1.0" draw:z-index="1" draw:id="id0" draw:style-name="a0" draw:name="Chart 1" svg:x="0.28125in" svg:y="0.10417in" svg:width="4.85in" svg:height="3.08333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Donor</text:p>
          </table:table-cell>
          <table:table-cell office:value-type="string" table:style-name="ce7">
            <text:p>US$m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ECHO</text:p>
          </table:table-cell>
          <table:table-cell office:value-type="float" office:value="52.712581" table:style-name="ce9">
            <text:p>52.7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UK</text:p>
          </table:table-cell>
          <table:table-cell office:value-type="float" office:value="27.703703999999998" table:style-name="ce9">
            <text:p>27.7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US</text:p>
          </table:table-cell>
          <table:table-cell office:value-type="float" office:value="27.505929999999999" table:style-name="ce9">
            <text:p>27.5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Sweden</text:p>
          </table:table-cell>
          <table:table-cell office:value-type="float" office:value="16.834001000000001" table:style-name="ce9">
            <text:p>16.8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Canada</text:p>
          </table:table-cell>
          <table:table-cell office:value-type="float" office:value="16.706914999999999" table:style-name="ce9">
            <text:p>16.7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Germany</text:p>
          </table:table-cell>
          <table:table-cell office:value-type="float" office:value="14.068406" table:style-name="ce9">
            <text:p>14.1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Japan</text:p>
          </table:table-cell>
          <table:table-cell office:value-type="float" office:value="10.199999999999999" table:style-name="ce9">
            <text:p>10.2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CHF</text:p>
          </table:table-cell>
          <table:table-cell office:value-type="float" office:value="9.5844280000000008" table:style-name="ce9">
            <text:p>9.6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8">
            <text:p>Switzerland</text:p>
          </table:table-cell>
          <table:table-cell office:value-type="float" office:value="3.948404" table:style-name="ce9">
            <text:p>3.9</text:p>
          </table:table-cell>
          <table:table-cell table:style-name="ce5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8">
            <text:p>Ireland</text:p>
          </table:table-cell>
          <table:table-cell office:value-type="float" office:value="3.278689" table:style-name="ce9">
            <text:p>3.3</text:p>
          </table:table-cell>
          <table:table-cell table:style-name="ce5"/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2"/>
          <table:table-cell office:value-type="string" table:style-name="ce8">
            <text:p>Norway</text:p>
          </table:table-cell>
          <table:table-cell office:value-type="float" office:value="2.9254980000000002" table:style-name="ce9">
            <text:p>2.9</text:p>
          </table:table-cell>
          <table:table-cell table:style-name="ce5"/>
          <table:table-cell table:style-name="ce1"/>
          <table:table-cell table:style-name="ce11"/>
          <table:table-cell table:number-columns-repeated="16378"/>
        </table:table-row>
        <table:table-row table:style-name="ro1">
          <table:table-cell table:style-name="ce2"/>
          <table:table-cell office:value-type="string" table:style-name="ce12">
            <text:p>Belgium</text:p>
          </table:table-cell>
          <table:table-cell office:value-type="float" office:value="2.7654869999999998" table:style-name="ce13">
            <text:p>2.8</text:p>
          </table:table-cell>
          <table:table-cell table:style-name="ce5"/>
          <table:table-cell table:number-columns-repeated="16380" table:style-name="ce1"/>
        </table:table-row>
        <table:table-row table:number-rows-repeated="2" table:style-name="ro1">
          <table:table-cell table:style-name="ce2"/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Fig_2" table:style-name="ta1">
        <table:table-column table:style-name="co1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1" table:number-columns-repeated="16378" table:default-cell-style-name="ce14"/>
        <table:table-row table:style-name="ro1">
          <table:table-cell office:value-type="string" table:style-name="ce14">
            <text:p>Title:</text:p>
          </table:table-cell>
          <table:table-cell office:value-type="string" table:style-name="ce14">
            <text:p>Appeals and response-plan trends, 2012–2016</text:p>
          </table:table-cell>
          <table:table-cell table:number-columns-repeated="16382" table:style-name="ce14"/>
        </table:table-row>
        <table:table-row table:style-name="ro1">
          <table:table-cell office:value-type="string" table:style-name="ce14">
            <text:p>Source:</text:p>
          </table:table-cell>
          <table:table-cell office:value-type="string" table:style-name="ce14">
            <text:p>Development Initiatives based on UN OCHA FTS data. Data downloaded 22 June 2016.</text:p>
          </table:table-cell>
          <table:table-cell table:number-columns-repeated="16382" table:style-name="ce1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5"/>
          <table:table-cell table:number-columns-repeated="16380" table:style-name="ce14"/>
        </table:table-row>
        <table:table-row table:style-name="ro1">
          <table:table-cell table:style-name="ce14"/>
          <table:table-cell office:value-type="string" table:style-name="ce16">
            <text:p>Year</text:p>
          </table:table-cell>
          <table:table-cell office:value-type="string" table:style-name="ce16">
            <text:p>Requirements met, US$m</text:p>
          </table:table-cell>
          <table:table-cell office:value-type="string" table:style-name="ce16">
            <text:p>Requirements unmet, US$m</text:p>
          </table:table-cell>
          <table:table-cell office:value-type="string" table:style-name="ce17">
            <text:p>Percentage of requirements met</text:p>
          </table:table-cell>
          <table:table-cell table:number-columns-repeated="16379" table:style-name="ce14"/>
        </table:table-row>
        <table:table-row table:style-name="ro1">
          <table:table-cell table:style-name="ce14"/>
          <table:table-cell office:value-type="float" office:value="2012" table:style-name="ce18">
            <text:p>2012</text:p>
          </table:table-cell>
          <table:table-cell office:value-type="float" office:value="583.43172700000002" table:style-name="ce19">
            <text:p>583</text:p>
          </table:table-cell>
          <table:table-cell office:value-type="float" office:value="207.89929900000001" table:style-name="ce19">
            <text:p>208</text:p>
          </table:table-cell>
          <table:table-cell office:value-type="percentage" office:value="0.73727897407121257" table:style-name="ce20">
            <text:p>74%</text:p>
          </table:table-cell>
          <table:table-cell table:number-columns-repeated="16379" table:style-name="ce14"/>
        </table:table-row>
        <table:table-row table:style-name="ro1">
          <table:table-cell table:style-name="ce14"/>
          <table:table-cell office:value-type="float" office:value="2013" table:style-name="ce18">
            <text:p>2013</text:p>
          </table:table-cell>
          <table:table-cell office:value-type="float" office:value="629.38183300000003" table:style-name="ce19">
            <text:p>629</text:p>
          </table:table-cell>
          <table:table-cell office:value-type="float" office:value="263.262137" table:style-name="ce19">
            <text:p>263</text:p>
          </table:table-cell>
          <table:table-cell office:value-type="percentage" office:value="0.70507599239145713" table:style-name="ce20">
            <text:p>71%</text:p>
          </table:table-cell>
          <table:table-cell table:style-name="ce14"/>
          <table:table-cell table:number-columns-repeated="13" table:style-name="ce21"/>
          <table:table-cell table:number-columns-repeated="16365"/>
        </table:table-row>
        <table:table-row table:style-name="ro1">
          <table:table-cell table:style-name="ce14"/>
          <table:table-cell office:value-type="float" office:value="2014" table:style-name="ce18">
            <text:p>2014</text:p>
          </table:table-cell>
          <table:table-cell office:value-type="float" office:value="393.47897799999998" table:style-name="ce19">
            <text:p>393</text:p>
          </table:table-cell>
          <table:table-cell office:value-type="float" office:value="438.61827199999999" table:style-name="ce19">
            <text:p>439</text:p>
          </table:table-cell>
          <table:table-cell office:value-type="percentage" office:value="0.47287619085389354" table:style-name="ce20">
            <text:p>47%</text:p>
          </table:table-cell>
          <table:table-cell table:style-name="ce14"/>
          <table:table-cell table:number-columns-repeated="13" table:style-name="ce21"/>
          <table:table-cell table:number-columns-repeated="16365"/>
        </table:table-row>
        <table:table-row table:style-name="ro1">
          <table:table-cell table:style-name="ce14"/>
          <table:table-cell office:value-type="float" office:value="2015" table:style-name="ce18">
            <text:p>2015</text:p>
          </table:table-cell>
          <table:table-cell office:value-type="float" office:value="439.38022000000001" table:style-name="ce19">
            <text:p>439</text:p>
          </table:table-cell>
          <table:table-cell office:value-type="float" office:value="252.61977999999999" table:style-name="ce19">
            <text:p>253</text:p>
          </table:table-cell>
          <table:table-cell office:value-type="percentage" office:value="0.63494251445086702" table:style-name="ce20">
            <text:p>63%</text:p>
          </table:table-cell>
          <table:table-cell table:style-name="ce14"/>
          <table:table-cell table:number-columns-repeated="13" table:style-name="ce21"/>
          <table:table-cell table:number-columns-repeated="16365"/>
        </table:table-row>
        <table:table-row table:style-name="ro1">
          <table:table-cell table:style-name="ce14"/>
          <table:table-cell office:value-type="float" office:value="2016" table:style-name="ce22">
            <text:p>2016</text:p>
          </table:table-cell>
          <table:table-cell office:value-type="float" office:value="149.860806" table:style-name="ce23">
            <text:p>150</text:p>
          </table:table-cell>
          <table:table-cell office:value-type="float" office:value="540.13919399999997" table:style-name="ce23">
            <text:p>540</text:p>
          </table:table-cell>
          <table:table-cell office:value-type="percentage" office:value="0.21718957391304347" table:style-name="ce24">
            <text:p>22%</text:p>
          </table:table-cell>
          <table:table-cell table:style-name="ce14"/>
          <table:table-cell table:number-columns-repeated="13" table:style-name="ce21"/>
          <table:table-cell table:number-columns-repeated="16365"/>
        </table:table-row>
        <table:table-row table:number-rows-repeated="2" table:style-name="ro1">
          <table:table-cell table:number-columns-repeated="6" table:style-name="ce14"/>
          <table:table-cell table:number-columns-repeated="13" table:style-name="ce21"/>
          <table:table-cell table:number-columns-repeated="16365"/>
        </table:table-row>
        <table:table-row table:style-name="ro1">
          <table:table-cell table:number-columns-repeated="2" table:style-name="ce14"/>
          <table:table-cell table:style-name="ce21">
            <draw:frame xmlns:presentation="urn:oasis:names:tc:opendocument:xmlns:presentation:1.0" draw:z-index="1" draw:id="id1" draw:style-name="a1" draw:name="Chart 1" svg:x="0in" svg:y="0in" svg:width="4.96458in" svg:height="3.156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" table:style-name="ce21"/>
          <table:table-cell table:number-columns-repeated="16365"/>
        </table:table-row>
        <table:table-row table:number-rows-repeated="3" table:style-name="ro1">
          <table:table-cell table:number-columns-repeated="2" table:style-name="ce14"/>
          <table:table-cell table:number-columns-repeated="17" table:style-name="ce21"/>
          <table:table-cell table:number-columns-repeated="16365"/>
        </table:table-row>
        <table:table-row table:number-rows-repeated="11" table:style-name="ro1">
          <table:table-cell table:number-columns-repeated="2"/>
          <table:table-cell table:number-columns-repeated="17" table:style-name="ce21"/>
          <table:table-cell table:number-columns-repeated="16365"/>
        </table:table-row>
        <table:table-row table:number-rows-repeated="1048549" table:style-name="ro1">
          <table:table-cell table:number-columns-repeated="16384"/>
        </table:table-row>
      </table:table>
      <table:table table:name="Fig_3" table:style-name="ta2">
        <table:table-column table:style-name="co1" table:default-cell-style-name="ce35"/>
        <table:table-column table:style-name="co9" table:default-cell-style-name="ce35"/>
        <table:table-column table:style-name="co10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" table:number-columns-repeated="253" table:default-cell-style-name="ce35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hannels of delivery of international humanitarian assistance to the Democratic Republic of the Congo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2">
            <text:p>Development Initiatives based on UN OCHA FTS data. Data downloaded and compiled 22 June 2016.</text:p>
          </table:table-cell>
          <table:table-cell table:style-name="ce3"/>
          <table:table-cell table:style-name="ce25"/>
          <table:table-cell table:number-columns-repeated="16380" table:style-name="ce1"/>
        </table:table-row>
        <table:table-row table:number-rows-repeated="2" table:style-name="ro1">
          <table:table-cell table:style-name="ce1"/>
          <table:table-cell table:style-name="ce2"/>
          <table:table-cell table:style-name="ce4"/>
          <table:table-cell table:style-name="ce26"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27">
            <text:p>IASC Standard Sector</text:p>
          </table:table-cell>
          <table:table-cell office:value-type="string" table:style-name="ce74">
            <text:p>US$ m</text:p>
          </table:table-cell>
          <table:table-cell office:value-type="string" table:style-name="ce73">
            <text:p>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6">
            <text:p>UN Agencies</text:p>
          </table:table-cell>
          <table:table-cell office:value-type="float" office:value="89.334125999999998" table:style-name="ce37">
            <text:p>89.3</text:p>
          </table:table-cell>
          <table:table-cell office:value-type="percentage" office:value="0.47951724993428613" table:style-name="ce29">
            <text:p>4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8">
            <text:p>NGOs</text:p>
          </table:table-cell>
          <table:table-cell office:value-type="float" office:value="52.114800000000002" table:style-name="ce39">
            <text:p>52.1</text:p>
          </table:table-cell>
          <table:table-cell office:value-type="percentage" office:value="0.27973571462349489" table:style-name="ce30">
            <text:p>2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8">
            <text:p>Red Cross / Red Crescent</text:p>
          </table:table-cell>
          <table:table-cell office:value-type="float" office:value="25.824698999999999" table:style-name="ce39">
            <text:p>25.8</text:p>
          </table:table-cell>
          <table:table-cell office:value-type="percentage" office:value="0.13861879216079989" table:style-name="ce30">
            <text:p>14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8">
            <text:p>Private Orgs. &amp; Foundations</text:p>
          </table:table-cell>
          <table:table-cell office:value-type="float" office:value="15.389255" table:style-name="ce39">
            <text:p>15.4</text:p>
          </table:table-cell>
          <table:table-cell office:value-type="percentage" office:value="8.2604639084256151E-2" table:style-name="ce30">
            <text:p>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8">
            <text:p>Other</text:p>
          </table:table-cell>
          <table:table-cell office:value-type="float" office:value="3.5633859999999999" table:style-name="ce39">
            <text:p>3.6</text:p>
          </table:table-cell>
          <table:table-cell office:value-type="percentage" office:value="1.9127125676187129E-2" table:style-name="ce30">
            <text:p>2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40">
            <text:p>Government</text:p>
          </table:table-cell>
          <table:table-cell office:value-type="float" office:value="7.3863999999999999E-2" table:style-name="ce41">
            <text:p>0.1</text:p>
          </table:table-cell>
          <table:table-cell office:value-type="percentage" office:value="3.9647852097580391E-4" table:style-name="ce31">
            <text:p>0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2">
            <text:p>Total</text:p>
          </table:table-cell>
          <table:table-cell office:value-type="float" office:value="186.30013" table:style-name="ce33">
            <text:p>186.3</text:p>
          </table:table-cell>
          <table:table-cell table:style-name="ce34"/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/>
          <table:table-cell table:style-name="ce35">
            <draw:frame xmlns:presentation="urn:oasis:names:tc:opendocument:xmlns:presentation:1.0" draw:z-index="1" draw:id="id2" draw:style-name="a2" draw:name="Chart 2" svg:x="1.25in" svg:y="0.08333in" svg:width="6.07917in" svg:height="3.09792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60" table:style-name="ro2">
          <table:table-cell table:number-columns-repeated="16384"/>
        </table:table-row>
      </table:table>
      <table:table table:name="Fig_4" table:style-name="ta2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253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ERF allocation to the Democratic Republic of the Congo in 2015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CERF data. Data downloaded and compiled 22 June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1">
            <text:p>This sector analysis applies to all CERF funds allocated to the Democratic Republic of the Congo in 2015, amounting to US$14.8 million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8">
            <text:p>Sector</text:p>
          </table:table-cell>
          <table:table-cell office:value-type="string" table:style-name="ce72">
            <text:p>US$m</text:p>
          </table:table-cell>
          <table:table-cell office:value-type="string" table:style-name="ce73">
            <text:p>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9">
            <text:p>Protection/Human Rights/Rule of Law</text:p>
          </table:table-cell>
          <table:table-cell office:value-type="float" office:value="5.6399299999999997" table:style-name="ce50">
            <text:p>5.6</text:p>
          </table:table-cell>
          <table:table-cell office:value-type="percentage" office:value="0.38003400537970417" table:style-name="ce45">
            <text:p>38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Multi-sector</text:p>
          </table:table-cell>
          <table:table-cell office:value-type="float" office:value="3.0000010000000001" table:style-name="ce52">
            <text:p>3.0</text:p>
          </table:table-cell>
          <table:table-cell office:value-type="percentage" office:value="0.20214832385740922" table:style-name="ce46">
            <text:p>20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Education</text:p>
          </table:table-cell>
          <table:table-cell office:value-type="float" office:value="2.6604700000000001" table:style-name="ce52">
            <text:p>2.7</text:p>
          </table:table-cell>
          <table:table-cell office:value-type="percentage" office:value="0.17926979063437695" table:style-name="ce46">
            <text:p>18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Food</text:p>
          </table:table-cell>
          <table:table-cell office:value-type="float" office:value="1.4997549999999999" table:style-name="ce52">
            <text:p>1.5</text:p>
          </table:table-cell>
          <table:table-cell office:value-type="percentage" office:value="0.10105761946304975" table:style-name="ce46">
            <text:p>10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Health</text:p>
          </table:table-cell>
          <table:table-cell office:value-type="float" office:value="0.91296699999999997" table:style-name="ce52">
            <text:p>0.9</text:p>
          </table:table-cell>
          <table:table-cell office:value-type="percentage" office:value="6.1518229089632739E-2" table:style-name="ce46">
            <text:p>6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Agriculture</text:p>
          </table:table-cell>
          <table:table-cell office:value-type="float" office:value="0.49868600000000002" table:style-name="ce52">
            <text:p>0.5</text:p>
          </table:table-cell>
          <table:table-cell office:value-type="percentage" office:value="3.360283514277361E-2" table:style-name="ce47">
            <text:p>3.4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Mine Action</text:p>
          </table:table-cell>
          <table:table-cell office:value-type="float" office:value="0.4" table:style-name="ce52">
            <text:p>0.4</text:p>
          </table:table-cell>
          <table:table-cell office:value-type="percentage" office:value="2.6953100863287609E-2" table:style-name="ce47">
            <text:p>2.7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51">
            <text:p>Health - Nutrition</text:p>
          </table:table-cell>
          <table:table-cell office:value-type="float" office:value="0.22878399999999999" table:style-name="ce52">
            <text:p>0.2</text:p>
          </table:table-cell>
          <table:table-cell office:value-type="percentage" office:value="1.5416095569765979E-2" table:style-name="ce48">
            <text:p>1.5%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42">
            <text:p>Total</text:p>
          </table:table-cell>
          <table:table-cell office:value-type="float" office:value="14.840593" table:style-name="ce43">
            <text:p>14.8</text:p>
          </table:table-cell>
          <table:table-cell table:style-name="ce4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3" draw:style-name="a3" draw:name="Chart 2" svg:x="0.09375in" svg:y="0.15625in" svg:width="5.51597in" svg:height="2.99306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Fig_5" table:style-name="ta2"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8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5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7" table:default-cell-style-name="ce1"/>
        <table:table-column table:style-name="co11" table:default-cell-style-name="ce1"/>
        <table:table-column table:style-name="co18" table:default-cell-style-name="ce1"/>
        <table:table-column table:style-name="co3" table:default-cell-style-name="ce1"/>
        <table:table-column table:style-name="co1" table:number-columns-repeated="240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Humanitarian funding to the Democratic Republic of the Congo 2016, by secto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22 June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1">
            <text:p>‘Other’ includes ‘Shelter and non-food items’ (US$0.7 million) and ‘Education’ (US$0.2 million).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66">
            <text:p>Sector</text:p>
          </table:table-cell>
          <table:table-cell office:value-type="string" table:style-name="ce67">
            <text:p>US$</text:p>
          </table:table-cell>
          <table:table-cell office:value-type="string" table:style-name="ce68">
            <text:p>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56">
            <text:p>Sector not yet specified</text:p>
          </table:table-cell>
          <table:table-cell office:value-type="float" office:value="130.07799800000001" table:style-name="ce9">
            <text:p>130.1</text:p>
          </table:table-cell>
          <table:table-cell office:value-type="percentage" office:value="0.6982174301220293" table:style-name="ce55">
            <text:p>70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56">
            <text:p>Coordination and support services</text:p>
          </table:table-cell>
          <table:table-cell office:value-type="float" office:value="23.387751000000002" table:style-name="ce9">
            <text:p>23.4</text:p>
          </table:table-cell>
          <table:table-cell office:value-type="percentage" office:value="0.12553802834168712" table:style-name="ce55">
            <text:p>13%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/>
          <table:table-cell office:value-type="string" table:style-name="ce56">
            <text:p>Health</text:p>
          </table:table-cell>
          <table:table-cell office:value-type="float" office:value="8.8016380000000005" table:style-name="ce9">
            <text:p>8.8</text:p>
          </table:table-cell>
          <table:table-cell office:value-type="percentage" office:value="4.7244400741964045E-2" table:style-name="ce55">
            <text:p>5%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/>
          <table:table-cell office:value-type="string" table:style-name="ce56">
            <text:p>Food</text:p>
          </table:table-cell>
          <table:table-cell office:value-type="float" office:value="8.1168119999999995" table:style-name="ce9">
            <text:p>8.1</text:p>
          </table:table-cell>
          <table:table-cell office:value-type="percentage" office:value="4.3568472013411894E-2" table:style-name="ce55">
            <text:p>4%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/>
          <table:table-cell office:value-type="string" table:style-name="ce56">
            <text:p>Protection/Human rights/Rule of law</text:p>
          </table:table-cell>
          <table:table-cell office:value-type="float" office:value="7.8122629999999997" table:style-name="ce9">
            <text:p>7.8</text:p>
          </table:table-cell>
          <table:table-cell office:value-type="percentage" office:value="4.1933749589976116E-2" table:style-name="ce55">
            <text:p>4%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/>
          <table:table-cell office:value-type="string" table:style-name="ce56">
            <text:p>Water and Sanitation</text:p>
          </table:table-cell>
          <table:table-cell office:value-type="float" office:value="4.3183290000000003" table:style-name="ce9">
            <text:p>4.3</text:p>
          </table:table-cell>
          <table:table-cell office:value-type="percentage" office:value="2.3179420218332639E-2" table:style-name="ce55">
            <text:p>2%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/>
          <table:table-cell office:value-type="string" table:style-name="ce56">
            <text:p>Multi-sector</text:p>
          </table:table-cell>
          <table:table-cell office:value-type="float" office:value="2.8548460000000002" table:style-name="ce9">
            <text:p>2.9</text:p>
          </table:table-cell>
          <table:table-cell office:value-type="percentage" office:value="1.5323907718153494E-2" table:style-name="ce55">
            <text:p>2%</text:p>
          </table:table-cell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/>
          <table:table-cell office:value-type="string" table:style-name="ce57">
            <text:p>Other</text:p>
          </table:table-cell>
          <table:table-cell office:value-type="float" office:value="0.93049300000000001" table:style-name="ce13">
            <text:p>0.9</text:p>
          </table:table-cell>
          <table:table-cell office:value-type="percentage" office:value="4.9945912544451781E-3" table:style-name="ce58">
            <text:p>0.5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70">
            <text:p>Total</text:p>
          </table:table-cell>
          <table:table-cell office:value-type="float" office:value="186.30013000000005" table:style-name="ce71">
            <text:p><text:s/>186.3<text:s/></text:p>
          </table:table-cell>
          <table:table-cell table:style-name="ce59"/>
          <table:table-cell table:number-columns-repeated="2" table:style-name="ce69"/>
          <table:table-cell table:number-columns-repeated="16378"/>
        </table:table-row>
        <table:table-row table:style-name="ro1">
          <table:table-cell table:style-name="ce1">
            <draw:frame xmlns:presentation="urn:oasis:names:tc:opendocument:xmlns:presentation:1.0" draw:z-index="1" draw:id="id4" draw:style-name="a4" draw:name="Chart 3" svg:x="0.44034in" svg:y="0.13163in" svg:width="8.10549in" svg:height="3.8151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table:number-columns-repeated="3" table:style-name="ce11"/>
          <table:table-cell table:number-columns-repeated="16379" table:style-name="ce1"/>
        </table:table-row>
        <table:table-row table:number-rows-repeated="5" table:style-name="ro1">
          <table:table-cell/>
          <table:table-cell table:number-columns-repeated="19" table:style-name="ce53"/>
          <table:table-cell table:number-columns-repeated="16364"/>
        </table:table-row>
        <table:table-row table:number-rows-repeated="9" table:style-name="ro1">
          <table:table-cell/>
          <table:table-cell table:number-columns-repeated="5" table:style-name="ce53"/>
          <table:table-cell table:number-columns-repeated="3" table:style-name="ce1"/>
          <table:table-cell table:number-columns-repeated="11" table:style-name="ce53"/>
          <table:table-cell table:number-columns-repeated="16364"/>
        </table:table-row>
        <table:table-row table:style-name="ro1">
          <table:table-cell/>
          <table:table-cell table:number-columns-repeated="5" table:style-name="ce53"/>
          <table:table-cell table:style-name="ce54"/>
          <table:table-cell table:number-columns-repeated="13" table:style-name="ce53"/>
          <table:table-cell table:number-columns-repeated="16364"/>
        </table:table-row>
        <table:table-row table:number-rows-repeated="17" table:style-name="ro1">
          <table:table-cell/>
          <table:table-cell table:number-columns-repeated="19" table:style-name="ce53"/>
          <table:table-cell table:number-columns-repeated="16364"/>
        </table:table-row>
        <table:table-row table:number-rows-repeated="1048527" table:style-name="ro1">
          <table:table-cell table:number-columns-repeated="16384"/>
        </table:table-row>
      </table:table>
      <table:table table:name="Fig_6" table:style-name="ta2">
        <table:table-column table:style-name="co1" table:number-columns-repeated="16384" table:default-cell-style-name="ce53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International humanitarian assistance to the Democratic Republic of the Congo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UN OCHA FTS. Data downloaded 22 June 2016.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53"/>
          <table:table-cell office:value-type="string" table:style-name="ce17">
            <text:p>Year</text:p>
          </table:table-cell>
          <table:table-cell office:value-type="string" table:style-name="ce60">
            <text:p>US$m</text:p>
          </table:table-cell>
          <table:table-cell table:style-name="ce53">
            <draw:frame xmlns:presentation="urn:oasis:names:tc:opendocument:xmlns:presentation:1.0" draw:z-index="1" draw:id="id5" draw:style-name="a5" draw:name="Chart 1" svg:x="0.38542in" svg:y="0in" svg:width="5.57083in" svg:height="2.94583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53"/>
          <table:table-cell office:value-type="float" office:value="2012" table:style-name="ce61">
            <text:p>2012</text:p>
          </table:table-cell>
          <table:table-cell office:value-type="float" office:value="648.68860600000005" table:style-name="ce62">
            <text:p>648.7</text:p>
          </table:table-cell>
          <table:table-cell table:number-columns-repeated="16381"/>
        </table:table-row>
        <table:table-row table:style-name="ro1">
          <table:table-cell table:style-name="ce53"/>
          <table:table-cell office:value-type="float" office:value="2013" table:style-name="ce63">
            <text:p>2013</text:p>
          </table:table-cell>
          <table:table-cell office:value-type="float" office:value="741.04282899999998" table:style-name="ce62">
            <text:p>741.0</text:p>
          </table:table-cell>
          <table:table-cell table:number-columns-repeated="16381"/>
        </table:table-row>
        <table:table-row table:style-name="ro1">
          <table:table-cell table:style-name="ce53"/>
          <table:table-cell office:value-type="float" office:value="2014" table:style-name="ce63">
            <text:p>2014</text:p>
          </table:table-cell>
          <table:table-cell office:value-type="float" office:value="575.11194599999999" table:style-name="ce62">
            <text:p>575.1</text:p>
          </table:table-cell>
          <table:table-cell table:number-columns-repeated="16381"/>
        </table:table-row>
        <table:table-row table:style-name="ro1">
          <table:table-cell table:style-name="ce53"/>
          <table:table-cell office:value-type="float" office:value="2015" table:style-name="ce63">
            <text:p>2015</text:p>
          </table:table-cell>
          <table:table-cell office:value-type="float" office:value="513.47116300000005" table:style-name="ce62">
            <text:p>513.5</text:p>
          </table:table-cell>
          <table:table-cell table:number-columns-repeated="16381"/>
        </table:table-row>
        <table:table-row table:style-name="ro1">
          <table:table-cell table:style-name="ce53"/>
          <table:table-cell office:value-type="float" office:value="2016" table:style-name="ce64">
            <text:p>2016</text:p>
          </table:table-cell>
          <table:table-cell office:value-type="float" office:value="186.30013" table:style-name="ce65">
            <text:p>186.3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Largest_donors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Largest_dono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Historic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Histori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Sector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Channel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Channe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Pooled_funds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Pooled_fun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CERF_sector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CERF_sect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Trend_UN_appeals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Trend_UN_appeals" table:mode="copy-results-only"/>
        <table:table-column/>
        <table:table-row table:number-rows-repeated="21">
          <table:table-cell table:number-columns-repeated="16384"/>
        </table:table-row>
        <table:table-row>
          <table:table-cell office:value-type="float" office:value="2012"/>
          <table:table-cell table:number-columns-repeated="16383"/>
        </table:table-row>
        <table:table-row>
          <table:table-cell office:value-type="float" office:value="2013"/>
          <table:table-cell table:number-columns-repeated="16383"/>
        </table:table-row>
        <table:table-row>
          <table:table-cell office:value-type="float" office:value="2014"/>
          <table:table-cell table:number-columns-repeated="16383"/>
        </table:table-row>
        <table:table-row>
          <table:table-cell office:value-type="float" office:value="2015"/>
          <table:table-cell table:number-columns-repeated="16383"/>
        </table:table-row>
        <table:table-row>
          <table:table-cell office:value-type="float" office:value="2016"/>
          <table:table-cell table:number-columns-repeated="16383"/>
        </table:table-row>
        <table:table-row table:number-rows-repeated="1048550">
          <table:table-cell table:number-columns-repeated="16383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Alert_related_project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Alert_related_projec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Pivot_FTS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Pivot_F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FTS_export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FTS_ex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Pivot_FTS-old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Pivot_FTS-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FTS_export-old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FTS_export-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Niger_appeals_fts_2016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Niger_appeals_fts_20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UN_appeals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UN_appea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CERF_2016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CERF_20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Pivot_CERF_2015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Pivot_CERF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DIPR-DC01/data/Company%20Data/Projects/GHA/Phase%20II/Products/START%20fund%20project/2016%20alerts/Niger%20-%20June%202016/Niger,%20Boko%20Haram%20attacks%20-%20analysis_UPDATED_15.06.xlsx'#CERF_2015" table:style-name="ta3">
        <table:table-source xlink:href="file://DIPR-DC01/data/Company%20Data/Projects/GHA/Phase%20II/Products/START%20fund%20project/2016%20alerts/Niger%20-%20June%202016/Niger,%20Boko%20Haram%20attacks%20-%20analysis_UPDATED_15.06.xlsx" table:table-name="CERF_20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6%20alerts/DRC%20-%20June%202016/FTS%20export.xls'#Top_donors_2016" table:style-name="ta3">
        <table:table-source xlink:href="file:///S:/Projects/GHA/Phase%20II/Products/START%20fund%20project/2016%20alerts/DRC%20-%20June%202016/FTS%20export.xls" table:table-name="Top_donors_2016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3"/>
          <table:table-cell office:value-type="string" office:string-value="Top donors"/>
          <table:table-cell table:number-columns-repeated="16380"/>
        </table:table-row>
        <table:table-row table:number-rows-repeated="1048571">
          <table:table-cell table:number-columns-repeated="16380"/>
        </table:table-row>
      </table:table>
      <table:table table:name="'file:///S:/Projects/GHA/Phase%20II/Products/START%20fund%20project/2016%20alerts/DRC%20-%20June%202016/FTS%20export.xls'#Channels_and_sectors_2016" table:style-name="ta3">
        <table:table-source xlink:href="file:///S:/Projects/GHA/Phase%20II/Products/START%20fund%20project/2016%20alerts/DRC%20-%20June%202016/FTS%20export.xls" table:table-name="Channels_and_sectors_2016" table:mode="copy-results-only"/>
        <table:table-column/>
        <table:table-row table:number-rows-repeated="4">
          <table:table-cell table:number-columns-repeated="16384"/>
        </table:table-row>
        <table:table-row>
          <table:table-cell table:number-columns-repeated="5"/>
          <table:table-cell office:value-type="string" office:string-value="Channel"/>
          <table:table-cell table:number-columns-repeated="16378"/>
        </table:table-row>
        <table:table-row table:number-rows-repeated="16">
          <table:table-cell table:number-columns-repeated="16384"/>
        </table:table-row>
        <table:table-row>
          <table:table-cell table:number-columns-repeated="5"/>
          <table:table-cell office:value-type="string" office:string-value="Sector"/>
          <table:table-cell table:number-columns-repeated="16378"/>
        </table:table-row>
        <table:table-row>
          <table:table-cell table:number-columns-repeated="5"/>
          <table:table-cell office:value-type="string" office:string-value="Sector not yet specified"/>
          <table:table-cell office:value-type="float" office:value="130.07799800000001"/>
          <table:table-cell table:number-columns-repeated="16377"/>
        </table:table-row>
        <table:table-row>
          <table:table-cell table:number-columns-repeated="5"/>
          <table:table-cell office:value-type="string" office:string-value="Coordination and support services"/>
          <table:table-cell office:value-type="float" office:value="23.387751000000002"/>
          <table:table-cell table:number-columns-repeated="16377"/>
        </table:table-row>
        <table:table-row>
          <table:table-cell table:number-columns-repeated="5"/>
          <table:table-cell office:value-type="string" office:string-value="Health"/>
          <table:table-cell office:value-type="float" office:value="8.8016380000000005"/>
          <table:table-cell table:number-columns-repeated="16377"/>
        </table:table-row>
        <table:table-row>
          <table:table-cell table:number-columns-repeated="5"/>
          <table:table-cell office:value-type="string" office:string-value="Food"/>
          <table:table-cell office:value-type="float" office:value="8.1168119999999995"/>
          <table:table-cell table:number-columns-repeated="16377"/>
        </table:table-row>
        <table:table-row>
          <table:table-cell table:number-columns-repeated="5"/>
          <table:table-cell office:value-type="string" office:string-value="Protection/Human rights/Rule of law"/>
          <table:table-cell office:value-type="float" office:value="7.8122629999999997"/>
          <table:table-cell table:number-columns-repeated="16377"/>
        </table:table-row>
        <table:table-row>
          <table:table-cell table:number-columns-repeated="5"/>
          <table:table-cell office:value-type="string" office:string-value="Water and Sanitation"/>
          <table:table-cell office:value-type="float" office:value="4.3183290000000003"/>
          <table:table-cell table:number-columns-repeated="16377"/>
        </table:table-row>
        <table:table-row>
          <table:table-cell table:number-columns-repeated="5"/>
          <table:table-cell office:value-type="string" office:string-value="Multi-sector"/>
          <table:table-cell office:value-type="float" office:value="2.8548460000000002"/>
          <table:table-cell table:number-columns-repeated="16377"/>
        </table:table-row>
        <table:table-row>
          <table:table-cell table:number-columns-repeated="5"/>
          <table:table-cell office:value-type="string" office:string-value="Other"/>
          <table:table-cell office:value-type="float" office:value="0.93049300000000001"/>
          <table:table-cell table:number-columns-repeated="16377"/>
        </table:table-row>
        <table:table-row table:number-rows-repeated="1048546">
          <table:table-cell table:number-columns-repeated="16377"/>
        </table:table-row>
      </table:table>
      <table:table table:name="'file:///S:/Projects/GHA/Phase%20II/Products/START%20fund%20project/2016%20alerts/DRC%20-%20June%202016/FTS%20export.xls'#historic" table:style-name="ta3">
        <table:table-source xlink:href="file:///S:/Projects/GHA/Phase%20II/Products/START%20fund%20project/2016%20alerts/DRC%20-%20June%202016/FTS%20export.xls" table:table-name="historic" table:mode="copy-results-only"/>
        <table:table-column/>
        <table:table-row table:number-rows-repeated="14">
          <table:table-cell table:number-columns-repeated="16384"/>
        </table:table-row>
        <table:table-row>
          <table:table-cell table:number-columns-repeated="2"/>
          <table:table-cell office:value-type="string" office:string-value="Total funding"/>
          <table:table-cell table:number-columns-repeated="16381"/>
        </table:table-row>
        <table:table-row>
          <table:table-cell/>
          <table:table-cell office:value-type="float" office:value="2012"/>
          <table:table-cell office:value-type="float" office:value="648.68860600000005"/>
          <table:table-cell table:number-columns-repeated="16381"/>
        </table:table-row>
        <table:table-row>
          <table:table-cell/>
          <table:table-cell office:value-type="float" office:value="2013"/>
          <table:table-cell office:value-type="float" office:value="741.04282899999998"/>
          <table:table-cell table:number-columns-repeated="16381"/>
        </table:table-row>
        <table:table-row>
          <table:table-cell/>
          <table:table-cell office:value-type="float" office:value="2014"/>
          <table:table-cell office:value-type="float" office:value="575.11194599999999"/>
          <table:table-cell table:number-columns-repeated="16381"/>
        </table:table-row>
        <table:table-row>
          <table:table-cell/>
          <table:table-cell office:value-type="float" office:value="2015"/>
          <table:table-cell office:value-type="float" office:value="513.47116300000005"/>
          <table:table-cell table:number-columns-repeated="16381"/>
        </table:table-row>
        <table:table-row>
          <table:table-cell/>
          <table:table-cell office:value-type="float" office:value="2016"/>
          <table:table-cell office:value-type="float" office:value="186.30013"/>
          <table:table-cell table:number-columns-repeated="16381"/>
        </table:table-row>
        <table:table-row table:number-rows-repeated="1048556">
          <table:table-cell table:number-columns-repeated="16381"/>
        </table:table-row>
      </table:table>
      <table:table table:name="'file:///S:/Projects/GHA/Phase%20II/Products/START%20fund%20project/2016%20alerts/DRC%20-%20June%202016/FTS%20export.xls'#FTS_export" table:style-name="ta3">
        <table:table-source xlink:href="file:///S:/Projects/GHA/Phase%20II/Products/START%20fund%20project/2016%20alerts/DRC%20-%20June%202016/FTS%20export.xls" table:table-name="FTS_expo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S:/Projects/GHA/Phase%20II/Products/START%20fund%20project/2016%20alerts/DRC%20-%20June%202016/FTS%20export.xls'#UN_appeal_trends" table:style-name="ta3">
        <table:table-source xlink:href="file:///S:/Projects/GHA/Phase%20II/Products/START%20fund%20project/2016%20alerts/DRC%20-%20June%202016/FTS%20export.xls" table:table-name="UN_appeal_trends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3"/>
          <table:table-cell office:value-type="string" office:string-value="Requirements met, US$m"/>
          <table:table-cell table:number-columns-repeated="16380"/>
        </table:table-row>
        <table:table-row table:number-rows-repeated="1048565">
          <table:table-cell table:number-columns-repeated="16380"/>
        </table:table-row>
      </table:table>
      <table:table table:name="'file:///S:/Projects/GHA/Phase%20II/Products/START%20fund%20project/2016%20alerts/DRC%20-%20June%202016/FTS%20export.xls'#UN_Appeals_2016" table:style-name="ta3">
        <table:table-source xlink:href="file:///S:/Projects/GHA/Phase%20II/Products/START%20fund%20project/2016%20alerts/DRC%20-%20June%202016/FTS%20export.xls" table:table-name="UN_Appeals_2016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38">
      <number:number number:decimal-places="1" number:min-integer-digits="1"/>
      <number:text>%</number:text>
    </number:percentage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-</number:text>
      <number:number number:decimal-places="1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_32_2" style:display-name="Comma 2" style:family="table-cell" style:data-style-name="N37"/>
    <style:style style:name="Comma_32_3" style:display-name="Comma 3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Jordan Beecher</meta:initial-creator>
    <dc:creator>simonm</dc:creator>
    <meta:creation-date>2016-06-23T14:23:06Z</meta:creation-date>
    <dc:date>2016-06-23T15:51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0694in" svg:stroke-color="#898989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7">
      <style:graphic-properties draw:fill="solid" draw:fill-color="#ed7d31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2.0pt" svg:width="349.2pt" chart:style-name="Crt0">
        <chart:plot-area chart:style-name="Plt0">
          <chart:axis chart:dimension="x" chart:name="primary-x" chart:style-name="Axs0">
            <chart:categories table:cell-range-address="Fig_1.$B$10:.$B$21"/>
          </chart:axis>
          <chart:axis chart:dimension="y" chart:name="primary-y" chart:style-name="Axs1">
            <chart:title svg:x="3.88pt" svg:y="55.61622047244094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1.$B$9" chart:values-cell-range-address="Fig_1.$C$10:.$C$21" chart:class="chart:bar" chart:attached-axis="primary-y" chart:style-name="G0S0">
            <chart:data-point chart:repeated="7"/>
            <chart:data-point chart:style-name="G0S0P7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0694in" draw:dots2="0" draw:dots2-length="0in" draw:distance="0.00694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2" style:data-style-name="N0">
      <style:chart-properties chart:link-data-style-to-source="fals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1" svg:stroke-width="0.00694in" svg:stroke-color="#898989" svg:stroke-opacity="100%" draw:stroke-linejoin="round"/>
    </style:style>
    <style:style style:family="chart" style:name="Axs3" style:data-style-name="N13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/>
      <style:graphic-properties draw:fill="none" draw:stroke="solid" svg:stroke-width="0.02083in" svg:stroke-color="#a5a5a5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7.25pt" svg:width="357.4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svg:x="12.27299212598425pt" svg:y="51.80393700787402pt" chart:style-name="AT01">
              <text:p text:style-name="a0" text:class-names="" text:cond-style-name="">US$ million</text:p>
            </chart:title>
            <chart:grid chart:class="major" chart:style-name="GMa1"/>
          </chart:axis>
          <chart:axis chart:dimension="x" chart:name="secondary-X" chart:style-name="Axs2">
            <chart:categories table:cell-range-address="local-table.$B$2:.$B$6"/>
          </chart:axis>
          <chart:axis chart:dimension="y" chart:name="secondary-y" chart:style-name="Axs3"/>
          <chart:series chart:label-cell-address="local-table.$C$1" chart:values-cell-range-address="local-table.$C$2:.$C$6" chart:class="chart:bar" chart:attached-axis="primary-y" chart:style-name="G0S0">
            <chart:data-point chart:repeated="5"/>
          </chart:series>
          <chart:series chart:label-cell-address="local-table.$D$1" chart:values-cell-range-address="local-table.$D$2:.$D$6" chart:class="chart:bar" chart:attached-axis="primary-y" chart:style-name="G0S1">
            <chart:data-point chart:repeated="5"/>
          </chart:series>
          <chart:series chart:label-cell-address="local-table.$E$1" chart:values-cell-range-address="local-table.$E$2:.$E$6" chart:class="chart:line" chart:attached-axis="secondary-y" chart:style-name="G1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/>
              <table:table-cell office:value-type="string">
                <text:p>Requirements met, US$m</text:p>
              </table:table-cell>
              <table:table-cell office:value-type="string">
                <text:p>Requirements unmet, US$m</text:p>
              </table:table-cell>
              <table:table-cell office:value-type="string">
                <text:p>Percentage of requirements met</text:p>
              </table:table-cell>
            </table:table-row>
          </table:table-header-rows>
          <table:table-row>
            <table:table-cell office:value-type="float" office:value="2012"/>
            <table:table-cell office:value-type="float" office:value="2012"/>
            <table:table-cell office:value-type="float" office:value="583.43172700000002"/>
            <table:table-cell office:value-type="float" office:value="207.89929900000001"/>
            <table:table-cell office:value-type="float" office:value="0.73727897407121257"/>
          </table:table-row>
          <table:table-row>
            <table:table-cell office:value-type="float" office:value="2013"/>
            <table:table-cell office:value-type="float" office:value="2013"/>
            <table:table-cell office:value-type="float" office:value="629.38183300000003"/>
            <table:table-cell office:value-type="float" office:value="263.262137"/>
            <table:table-cell office:value-type="float" office:value="0.70507599239145713"/>
          </table:table-row>
          <table:table-row>
            <table:table-cell office:value-type="float" office:value="2014"/>
            <table:table-cell office:value-type="float" office:value="2014"/>
            <table:table-cell office:value-type="float" office:value="393.47897799999998"/>
            <table:table-cell office:value-type="float" office:value="438.61827199999999"/>
            <table:table-cell office:value-type="float" office:value="0.47287619085389354"/>
          </table:table-row>
          <table:table-row>
            <table:table-cell office:value-type="float" office:value="2015"/>
            <table:table-cell office:value-type="float" office:value="2015"/>
            <table:table-cell office:value-type="float" office:value="439.38022000000001"/>
            <table:table-cell office:value-type="float" office:value="252.61977999999999"/>
            <table:table-cell office:value-type="float" office:value="0.63494251445086702"/>
          </table:table-row>
          <table:table-row>
            <table:table-cell office:value-type="float" office:value="2016"/>
            <table:table-cell office:value-type="float" office:value="2016"/>
            <table:table-cell office:value-type="float" office:value="149.860806"/>
            <table:table-cell office:value-type="float" office:value="540.13919399999997"/>
            <table:table-cell office:value-type="float" office:value="0.21718957391304347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0694in" draw:dots2="0" draw:dots2-length="0in" draw:distance="0.00694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089bc" draw:opacity="100%" draw:stroke="none"/>
    </style:style>
    <style:style style:family="chart" style:name="G0S0P1">
      <style:graphic-properties draw:fill="solid" draw:fill-color="#d26e2a" draw:opacity="100%" draw:stroke="none"/>
    </style:style>
    <style:style style:family="chart" style:name="G0S0P2">
      <style:graphic-properties draw:fill="solid" draw:fill-color="#929292" draw:opacity="100%" draw:stroke="non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e2a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/>
      <style:graphic-properties draw:fill="solid" draw:fill-color="#3b64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6299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05pt" svg:width="437.7pt" chart:style-name="Crt0">
        <chart:plot-area svg:x="126.2059842519685pt" svg:y="35.62606299212598pt" svg:width="189.8348031496063pt" svg:height="172.4507086614173pt" chart:style-name="Plt0">
          <chart:axis chart:dimension="x">
            <chart:categories table:cell-range-address="Fig_3.$B$6:.$B$11"/>
          </chart:axis>
          <chart:axis chart:dimension="y"/>
          <chart:series chart:values-cell-range-address="Fig_3.$C$6:.$C$11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5089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/>
      <style:graphic-properties draw:fill="solid" draw:fill-color="#d26e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>
      <style:graphic-properties draw:fill="solid" draw:fill-color="#929292" draw:opacity="100%" draw:stroke="none"/>
    </style:style>
    <style:style style:family="chart" style:name="G0S0P3">
      <style:graphic-properties draw:fill="solid" draw:fill-color="#e2aa00" draw:opacity="100%" draw:stroke="none"/>
    </style:style>
    <style:style style:family="chart" style:name="G0S0P4">
      <style:graphic-properties draw:fill="solid" draw:fill-color="#3b64ad" draw:opacity="100%" draw:stroke="none"/>
    </style:style>
    <style:style style:family="chart" style:name="G0S0P5">
      <style:graphic-properties draw:fill="solid" draw:fill-color="#62993e" draw:opacity="100%" draw:stroke="none"/>
    </style:style>
    <style:style style:family="chart" style:name="G0S0P6" style:data-style-name="N0">
      <style:chart-properties chart:link-data-style-to-source="true" chart:data-label-number="percentage" chart:data-label-text="true" chart:data-label-symbol="false"/>
      <style:graphic-properties draw:fill="solid" draw:fill-color="#97b9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percentage" chart:data-label-text="true" chart:data-label-symbol="false"/>
      <style:graphic-properties draw:fill="solid" draw:fill-color="#f1a7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5.5pt" svg:width="397.15pt" chart:style-name="Crt0">
        <chart:plot-area svg:x="127.5040157480315pt" svg:y="43.22590551181102pt" svg:width="179.1052755905512pt" svg:height="167.4445669291339pt" chart:style-name="Plt0">
          <chart:axis chart:dimension="x">
            <chart:categories table:cell-range-address="Fig_4.$B$7:.$B$14"/>
          </chart:axis>
          <chart:axis chart:dimension="y"/>
          <chart:series chart:label-cell-address="Fig_4.$B$6" chart:values-cell-range-address="Fig_4.$C$7:.$C$14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percentage" chart:data-label-text="true" chart:data-label-symbol="false"/>
      <style:graphic-properties draw:fill="solid" draw:fill-color="#5089b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percentage" chart:data-label-text="true" chart:data-label-symbol="false"/>
      <style:graphic-properties draw:fill="solid" draw:fill-color="#d26e2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percentage" chart:data-label-text="true" chart:data-label-symbol="false"/>
      <style:graphic-properties draw:fill="solid" draw:fill-color="#9292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percentage" chart:data-label-text="true" chart:data-label-symbol="false"/>
      <style:graphic-properties draw:fill="solid" draw:fill-color="#e2aa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percentage" chart:data-label-text="true" chart:data-label-symbol="false"/>
      <style:graphic-properties draw:fill="solid" draw:fill-color="#3b64a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62993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97b9e0" draw:opacity="100%" draw:stroke="none"/>
    </style:style>
    <style:style style:family="chart" style:name="G0S0P7" style:data-style-name="N0">
      <style:chart-properties chart:link-data-style-to-source="true" chart:data-label-number="none" chart:data-label-text="false" chart:data-label-symbol="false"/>
      <style:graphic-properties draw:fill="solid" draw:fill-color="#f1a7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/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4.6909448818898pt" svg:width="583.5954330708661pt" chart:style-name="Crt0">
        <chart:plot-area svg:x="190.9807874015748pt" svg:y="51.45448818897638pt" svg:width="291.3820472440945pt" svg:height="215.2114173228346pt" chart:style-name="Plt0" chart:data-source-has-labels="both">
          <chart:axis chart:dimension="x">
            <chart:categories table:cell-range-address="local-table.$A$2:.$A$9"/>
          </chart:axis>
          <chart:axis chart:dimension="y"/>
          <chart:series chart:label-cell-address="local-table.$B$1" chart:values-cell-range-address="local-table.$B$2:.$B$9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ector</text:p>
              </table:table-cell>
            </table:table-row>
          </table:table-header-rows>
          <table:table-row>
            <table:table-cell office:value-type="string">
              <text:p>Sector not yet specified</text:p>
            </table:table-cell>
            <table:table-cell office:value-type="float" office:value="130.07799800000001"/>
          </table:table-row>
          <table:table-row>
            <table:table-cell office:value-type="string">
              <text:p>Coordination and support services</text:p>
            </table:table-cell>
            <table:table-cell office:value-type="float" office:value="23.387751000000002"/>
          </table:table-row>
          <table:table-row>
            <table:table-cell office:value-type="string">
              <text:p>Health</text:p>
            </table:table-cell>
            <table:table-cell office:value-type="float" office:value="8.8016380000000005"/>
          </table:table-row>
          <table:table-row>
            <table:table-cell office:value-type="string">
              <text:p>Food</text:p>
            </table:table-cell>
            <table:table-cell office:value-type="float" office:value="8.1168119999999995"/>
          </table:table-row>
          <table:table-row>
            <table:table-cell office:value-type="string">
              <text:p>Protection/Human rights/Rule of law</text:p>
            </table:table-cell>
            <table:table-cell office:value-type="float" office:value="7.8122629999999997"/>
          </table:table-row>
          <table:table-row>
            <table:table-cell office:value-type="string">
              <text:p>Water and Sanitation</text:p>
            </table:table-cell>
            <table:table-cell office:value-type="float" office:value="4.3183290000000003"/>
          </table:table-row>
          <table:table-row>
            <table:table-cell office:value-type="string">
              <text:p>Multi-sector</text:p>
            </table:table-cell>
            <table:table-cell office:value-type="float" office:value="2.8548460000000002"/>
          </table:table-row>
          <table:table-row>
            <table:table-cell office:value-type="string">
              <text:p>Other</text:p>
            </table:table-cell>
            <table:table-cell office:value-type="float" office:value="0.93049300000000001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0694in" svg:stroke-color="#898989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2.1pt" svg:width="401.1pt" chart:style-name="Crt0"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 funding</text:p>
              </table:table-cell>
            </table:table-row>
          </table:table-header-rows>
          <table:table-row>
            <table:table-cell office:value-type="float" office:value="2012"/>
            <table:table-cell office:value-type="float" office:value="648.68860600000005"/>
          </table:table-row>
          <table:table-row>
            <table:table-cell office:value-type="float" office:value="2013"/>
            <table:table-cell office:value-type="float" office:value="741.04282899999998"/>
          </table:table-row>
          <table:table-row>
            <table:table-cell office:value-type="float" office:value="2014"/>
            <table:table-cell office:value-type="float" office:value="575.11194599999999"/>
          </table:table-row>
          <table:table-row>
            <table:table-cell office:value-type="float" office:value="2015"/>
            <table:table-cell office:value-type="float" office:value="513.47116300000005"/>
          </table:table-row>
          <table:table-row>
            <table:table-cell office:value-type="float" office:value="2016"/>
            <table:table-cell office:value-type="float" office:value="186.30013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ash" draw:style="rect" draw:dots1="1" draw:dots1-length="0.00694in" draw:dots2="0" draw:dots2-length="0in" draw:distance="0.00694in"/>
  </office:styles>
</office:document-styles>
</file>